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b93" officeooo:paragraph-rsid="001a9b93"/>
    </style:style>
    <style:style style:name="P2" style:family="paragraph" style:parent-style-name="Standard">
      <style:text-properties officeooo:rsid="001a9b93" officeooo:paragraph-rsid="001b3667"/>
    </style:style>
    <style:style style:name="P3" style:family="paragraph" style:parent-style-name="Standard" style:list-style-name="L1">
      <style:text-properties officeooo:rsid="001a9b93" officeooo:paragraph-rsid="001a9b93"/>
    </style:style>
    <style:style style:name="P4" style:family="paragraph" style:parent-style-name="Standard">
      <style:text-properties officeooo:rsid="001a9b93" officeooo:paragraph-rsid="001b67d4"/>
    </style:style>
    <style:style style:name="P5" style:family="paragraph" style:parent-style-name="Standard">
      <style:text-properties officeooo:rsid="001a9b93" officeooo:paragraph-rsid="00223652"/>
    </style:style>
    <style:style style:name="P6" style:family="paragraph" style:parent-style-name="Standard">
      <style:text-properties officeooo:paragraph-rsid="001a9b93"/>
    </style:style>
    <style:style style:name="P7" style:family="paragraph" style:parent-style-name="Standard">
      <style:text-properties officeooo:rsid="001b3667" officeooo:paragraph-rsid="001b3667"/>
    </style:style>
    <style:style style:name="P8" style:family="paragraph" style:parent-style-name="Standard">
      <style:text-properties officeooo:rsid="001b67d4" officeooo:paragraph-rsid="001b67d4"/>
    </style:style>
    <style:style style:name="P9" style:family="paragraph" style:parent-style-name="Standard">
      <style:text-properties fo:font-weight="bold" officeooo:rsid="001a9b93" officeooo:paragraph-rsid="001b67d4" style:font-weight-asian="bold" style:font-weight-complex="bold"/>
    </style:style>
    <style:style style:name="P10" style:family="paragraph" style:parent-style-name="Standard">
      <style:text-properties fo:font-weight="bold" officeooo:rsid="001a9b93" officeooo:paragraph-rsid="001a9b93" style:font-weight-asian="bold" style:font-weight-complex="bold"/>
    </style:style>
    <style:style style:name="P11" style:family="paragraph" style:parent-style-name="Standard">
      <style:text-properties fo:font-weight="bold" officeooo:rsid="001a9b93" officeooo:paragraph-rsid="001b3667" style:font-weight-asian="bold" style:font-weight-complex="bold"/>
    </style:style>
    <style:style style:name="P12" style:family="paragraph" style:parent-style-name="Standard">
      <style:text-properties officeooo:rsid="00223652" officeooo:paragraph-rsid="00223652"/>
    </style:style>
    <style:style style:name="P13" style:family="paragraph" style:parent-style-name="Heading_20_2">
      <style:text-properties officeooo:paragraph-rsid="00223652"/>
    </style:style>
    <style:style style:name="T1" style:family="text">
      <style:text-properties officeooo:rsid="001b3667"/>
    </style:style>
    <style:style style:name="T2" style:family="text">
      <style:text-properties officeooo:rsid="001b67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5ba9" style:font-weight-asian="bold" style:font-weight-complex="bold"/>
    </style:style>
    <style:style style:name="T5" style:family="text">
      <style:text-properties officeooo:rsid="001cb11a"/>
    </style:style>
    <style:style style:name="T6" style:family="text">
      <style:text-properties officeooo:rsid="001d9001"/>
    </style:style>
    <style:style style:name="T7" style:family="text">
      <style:text-properties officeooo:rsid="001f1732"/>
    </style:style>
    <style:style style:name="T8" style:family="text">
      <style:text-properties officeooo:rsid="00205ba9"/>
    </style:style>
    <style:style style:name="T9" style:family="text">
      <style:text-properties officeooo:rsid="002236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ront-end dev / Integrator test</text:p>
      <text:p text:style-name="P8"/>
      <text:p text:style-name="P8">Edit <text:span text:style-name="T3">index.html </text:span>and <text:span text:style-name="T3">style.css</text:span></text:p>
      <text:p text:style-name="P7">The goal will be to write CSS to display the sample page, like this :</text:p>
      <text:p text:style-name="P1"/>
      <text:p text:style-name="P1">For screen <text:span text:style-name="T1">size </text:span>&gt;= 500px, <text:span text:style-name="T8">see </text:span><text:span text:style-name="T4">example_big.png</text:span></text:p>
      <text:p text:style-name="P1"><text:span text:style-name="T1">And f</text:span>or <text:s/><text:span text:style-name="T1">screen </text:span>size &lt; 400px, <text:span text:style-name="T8">see </text:span><text:span text:style-name="T4">example_small.png</text:span></text:p>
      <text:p text:style-name="P1"/>
      <text:p text:style-name="P6"/>
      <text:h text:style-name="Heading_20_2" text:outline-level="2">General Container</text:h>
      <text:p text:style-name="P1">max-width: 800px</text:p>
      <text:p text:style-name="P1">min-width: 300px</text:p>
      <text:p text:style-name="P1">Need to be responsive between <text:span text:style-name="T1">min and max</text:span>.</text:p>
      <text:p text:style-name="P1"/>
      <text:h text:style-name="Heading_20_2" text:outline-level="2">Bloc “editable_group” (the 3 containers)</text:h>
      <text:p text:style-name="P11">Top gray bar :</text:p>
      <text:p text:style-name="P2">background: #cfd3da</text:p>
      <text:p text:style-name="P2">borde<text:span text:style-name="T1">r-r</text:span>adius: 3px;</text:p>
      <text:p text:style-name="P2">font: 18px Arial #333333;</text:p>
      <text:p text:style-name="P1"/>
      <text:p text:style-name="P1"><text:span text:style-name="T1">G</text:span>eneral border: #cfd3da</text:p>
      <text:p text:style-name="P1"><text:s/></text:p>
      <text:h text:style-name="Heading_20_2" text:outline-level="2">Bloc “editable”</text:h>
      <text:p text:style-name="P1">Each contains : </text:p>
      <text:list xml:id="list8633927451187712864" text:style-name="L1">
        <text:list-item>
          <text:p text:style-name="P3">a label </text:p>
        </text:list-item>
        <text:list-item>
          <text:p text:style-name="P3">an input or select </text:p>
          <text:list>
            <text:list-item>
              <text:p text:style-name="P3">if input, followed by “save” button</text:p>
            </text:list-item>
            <text:list-item>
              <text:p text:style-name="P3"><text:span text:style-name="T1">i</text:span>f select, will autosave </text:p>
            </text:list-item>
          </text:list>
        </text:list-item>
      </text:list>
      <text:p text:style-name="P1"><text:s/></text:p>
      <text:p text:style-name="P1">A save or change of select saves the field by ajax <text:span text:style-name="T1">(JS not included)</text:span>. A “<text:span text:style-name="T1">loading</text:span>” icon appears on the right, then it’s replaced by the “success change” icon (the “✓”) for 2 seconds.</text:p>
      <text:p text:style-name="P1">Icons are over the right margin.</text:p>
      <text:p text:style-name="P1"/>
      <text:p text:style-name="P1">Save button: already done in the base css.</text:p>
      <text:p text:style-name="P1"/>
      <text:p text:style-name="P1"><text:span text:style-name="T9">M</text:span>argin left/right: 25px</text:p>
      <text:p text:style-name="P1"/>
      <text:h text:style-name="Heading_20_2" text:outline-level="2">Half-columns (optional)</text:h>
      <text:p text:style-name="P2"><text:span text:style-name="T1">O</text:span>n <text:span text:style-name="T1">the</text:span> <text:span text:style-name="T1">big</text:span> version, <text:span text:style-name="T2">for « .editable » that are under a « .line_of_2 » , use only half the width, to make it look like a column system.</text:span></text:p>
      <text:p text:style-name="P1"><text:s/></text:p>
      <text:h text:style-name="Heading_20_2" text:outline-level="2"><text:soft-page-break/>Labels</text:h>
      <text:p text:style-name="P2">Font: 14px Arial #33333<text:span text:style-name="T1">3</text:span></text:p>
      <text:p text:style-name="P2">paddin<text:span text:style-name="T1">g-</text:span>bottom: 10px</text:p>
      <text:p text:style-name="P6"/>
      <text:h text:style-name="Heading_20_2" text:outline-level="2">Bloc “editable_group”, <text:span text:style-name="T6">small version</text:span></text:h>
      <text:p text:style-name="P9">Top gray bar<text:span text:style-name="T2">s :</text:span></text:p>
      <text:p text:style-name="P4">height:30px</text:p>
      <text:p text:style-name="P4">background: #cfd3da</text:p>
      <text:p text:style-name="P4">font: 14px Arial #333333</text:p>
      <text:p text:style-name="P1"><text:s/></text:p>
      <text:p text:style-name="P10">D<text:span text:style-name="T2">irect childs of .</text:span>editable :</text:p>
      <text:p text:style-name="P4">Input :</text:p>
      <text:p text:style-name="P4">height: 34px, border-radius: 3px </text:p>
      <text:p text:style-name="P4">Labels :</text:p>
      <text:p text:style-name="P4">font: 14px Arial #333333</text:p>
      <text:p text:style-name="P1"/>
      <text:h text:style-name="Heading_20_2" text:outline-level="2">Inputs, selects :</text:h>
      <text:p text:style-name="P2"><text:span text:style-name="T7">Note : </text:span>The inputs on the <text:span text:style-name="T7">image </text:span>example designs that don’t have a “save” button are an error. They <text:span text:style-name="T7">do </text:span>have a save button. </text:p>
      <text:p text:style-name="P2"/>
      <text:p text:style-name="P2"><text:span text:style-name="T7">b</text:span>order-radius:3px; height:37px; </text:p>
      <text:p text:style-name="P2">Triangle <text:span text:style-name="T7">for the select</text:span> : <text:span text:style-name="T5">utf-8 </text:span>character <text:s/>«  ▾  »</text:p>
      <text:p text:style-name="P5"><text:s/></text:p>
      <text:h text:style-name="P13" text:outline-level="2">The selector for “data source” (<text:span text:style-name="T1">if you have time</text:span>)</text:h>
      <text:p text:style-name="P5"><text:span text:style-name="T7">Imagine this text </text:span>input <text:span text:style-name="T7">will be used for search</text:span>.</text:p>
      <text:p text:style-name="P5"><text:s/></text:p>
      <text:p text:style-name="P5">font:13px Arial #8e8a8a;</text:p>
      <text:p text:style-name="P5">the height of the search input:30px; border-radius:5px; </text:p>
      <text:p text:style-name="P5">the background behind magnifier : #cfd3da </text:p>
      <text:p text:style-name="P5">magnifier <text:span text:style-name="T6">icon</text:span>: <text:span text:style-name="T6">search.png</text:span></text:p>
      <text:p text:style-name="P5"/>
      <text:h text:style-name="Heading_20_2" text:outline-level="2">Javascript</text:h>
      <text:p text:style-name="P12">If you know javascript / jQuery, use it for the following features :</text:p>
      <text:p text:style-name="P12">(see end of the html file)</text:p>
      <text:p text:style-name="P12"/>
      <text:p text:style-name="P12">- On click on « Save », save the value the user just wrote in the corresponding input, in var « saving »</text:p>
      <text:p text:style-name="P12"/>
      <text:p text:style-name="P12">- When the user changes a value in a selector, it's value must be saved too.</text:p>
      <text:p text:style-name="P12"/>
      <text:p text:style-name="P12">- The « saved » image that appears at the end of the same… can it's slowly disapear after 2 seconds ?</text:p>
      <text:p text:style-name="P12"/>
      <text:p text:style-name="P12">- If I save 2 elements at the same time, the whole images animation breaks. Can you fix that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3:01:47.130042581</meta:creation-date>
    <dc:date>2017-01-05T15:48:16.372736044</dc:date>
    <meta:editing-duration>PT14M36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2" meta:paragraph-count="63" meta:word-count="396" meta:character-count="2218" meta:non-whitespace-character-count="1864"/>
  </office:meta>
</office:document-meta>
</file>